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115"/>
    </style:style>
    <style:style style:name="P2" style:family="paragraph" style:parent-style-name="Standard">
      <style:text-properties officeooo:rsid="0008d0a2"/>
    </style:style>
    <style:style style:name="P3" style:family="paragraph" style:parent-style-name="Standard">
      <style:text-properties officeooo:rsid="0008d0a2" officeooo:paragraph-rsid="000d5212"/>
    </style:style>
    <style:style style:name="P4" style:family="paragraph" style:parent-style-name="Standard">
      <style:text-properties officeooo:rsid="0008d0a2" officeooo:paragraph-rsid="009024d9"/>
    </style:style>
    <style:style style:name="P5" style:family="paragraph" style:parent-style-name="Standard">
      <style:text-properties officeooo:rsid="0008d0a2" officeooo:paragraph-rsid="0023fb71"/>
    </style:style>
    <style:style style:name="P6" style:family="paragraph" style:parent-style-name="Standard">
      <style:text-properties officeooo:rsid="000a6bde" officeooo:paragraph-rsid="000a6bde"/>
    </style:style>
    <style:style style:name="P7" style:family="paragraph" style:parent-style-name="Standard">
      <style:text-properties officeooo:rsid="000ed1ea" officeooo:paragraph-rsid="000ed1ea"/>
    </style:style>
    <style:style style:name="P8" style:family="paragraph" style:parent-style-name="Standard">
      <style:text-properties officeooo:rsid="00118c69" officeooo:paragraph-rsid="0088812d"/>
    </style:style>
    <style:style style:name="P9" style:family="paragraph" style:parent-style-name="Standard">
      <style:text-properties fo:font-weight="bold" officeooo:rsid="0023fb71" officeooo:paragraph-rsid="0023fb71" style:font-weight-asian="bold" style:font-weight-complex="bold"/>
    </style:style>
    <style:style style:name="P10" style:family="paragraph" style:parent-style-name="Standard">
      <style:text-properties fo:font-weight="bold" officeooo:rsid="001e5fa1" officeooo:paragraph-rsid="001e5fa1" style:font-weight-asian="bold" style:font-weight-complex="bold"/>
    </style:style>
    <style:style style:name="P11" style:family="paragraph" style:parent-style-name="Standard">
      <style:text-properties fo:font-weight="bold" officeooo:rsid="0031d08a" officeooo:paragraph-rsid="0031d08a" style:font-weight-asian="bold" style:font-weight-complex="bold"/>
    </style:style>
    <style:style style:name="P12" style:family="paragraph" style:parent-style-name="Standard">
      <style:text-properties fo:font-weight="bold" officeooo:rsid="003dfcf4" officeooo:paragraph-rsid="003dfcf4" style:font-weight-asian="bold" style:font-weight-complex="bold"/>
    </style:style>
    <style:style style:name="P13" style:family="paragraph" style:parent-style-name="Standard">
      <style:text-properties fo:font-weight="bold" officeooo:rsid="0026ffe1" officeooo:paragraph-rsid="00519493" style:font-weight-asian="bold" style:font-weight-complex="bold"/>
    </style:style>
    <style:style style:name="P14" style:family="paragraph" style:parent-style-name="Standard">
      <style:text-properties fo:font-weight="bold" officeooo:rsid="00519493" officeooo:paragraph-rsid="00519493" style:font-weight-asian="bold" style:font-weight-complex="bold"/>
    </style:style>
    <style:style style:name="P15" style:family="paragraph" style:parent-style-name="Standard">
      <style:text-properties fo:font-weight="bold" officeooo:rsid="00531992" officeooo:paragraph-rsid="00531992" style:font-weight-asian="bold" style:font-weight-complex="bold"/>
    </style:style>
    <style:style style:name="P16" style:family="paragraph" style:parent-style-name="Standard">
      <style:text-properties fo:font-weight="bold" officeooo:rsid="00670449" officeooo:paragraph-rsid="00670449" style:font-weight-asian="bold" style:font-weight-complex="bold"/>
    </style:style>
    <style:style style:name="P17" style:family="paragraph" style:parent-style-name="Standard">
      <style:text-properties fo:font-weight="bold" officeooo:rsid="002494cf" officeooo:paragraph-rsid="002494cf" style:font-weight-asian="bold" style:font-weight-complex="bold"/>
    </style:style>
    <style:style style:name="P18" style:family="paragraph" style:parent-style-name="Standard">
      <style:text-properties fo:font-weight="bold" officeooo:rsid="0071ae21" officeooo:paragraph-rsid="0071ae21" style:font-weight-asian="bold" style:font-weight-complex="bold"/>
    </style:style>
    <style:style style:name="P19" style:family="paragraph" style:parent-style-name="Standard">
      <style:text-properties fo:font-weight="bold" officeooo:rsid="00734a82" officeooo:paragraph-rsid="00734a82" style:font-weight-asian="bold" style:font-weight-complex="bold"/>
    </style:style>
    <style:style style:name="P20" style:family="paragraph" style:parent-style-name="Standard">
      <style:text-properties fo:font-weight="bold" officeooo:rsid="008157ba" officeooo:paragraph-rsid="008157ba" style:font-weight-asian="bold" style:font-weight-complex="bold"/>
    </style:style>
    <style:style style:name="P21" style:family="paragraph" style:parent-style-name="Standard">
      <style:text-properties fo:font-weight="bold" officeooo:rsid="0097ff36" officeooo:paragraph-rsid="0097ff36" style:font-weight-asian="bold" style:font-weight-complex="bold"/>
    </style:style>
    <style:style style:name="P22" style:family="paragraph" style:parent-style-name="Standard">
      <style:text-properties fo:font-weight="bold" officeooo:rsid="009ef808" officeooo:paragraph-rsid="009ef808" style:font-weight-asian="bold" style:font-weight-complex="bold"/>
    </style:style>
    <style:style style:name="P23" style:family="paragraph" style:parent-style-name="Standard">
      <style:text-properties officeooo:rsid="002494cf" officeooo:paragraph-rsid="002494cf"/>
    </style:style>
    <style:style style:name="P24" style:family="paragraph" style:parent-style-name="Standard">
      <style:text-properties fo:font-weight="normal" officeooo:rsid="0024c3b2" officeooo:paragraph-rsid="0031d08a" style:font-weight-asian="normal" style:font-weight-complex="normal"/>
    </style:style>
    <style:style style:name="P25" style:family="paragraph" style:parent-style-name="Standard">
      <style:text-properties fo:font-weight="normal" officeooo:rsid="002e3808" officeooo:paragraph-rsid="002e3808" style:font-weight-asian="normal" style:font-weight-complex="normal"/>
    </style:style>
    <style:style style:name="P26" style:family="paragraph" style:parent-style-name="Standard">
      <style:text-properties fo:font-weight="normal" officeooo:rsid="0031d08a" officeooo:paragraph-rsid="0031d08a" style:font-weight-asian="normal" style:font-weight-complex="normal"/>
    </style:style>
    <style:style style:name="P27" style:family="paragraph" style:parent-style-name="Standard">
      <style:text-properties fo:font-weight="normal" officeooo:rsid="0036cc53" officeooo:paragraph-rsid="0036cc53" style:font-weight-asian="normal" style:font-weight-complex="normal"/>
    </style:style>
    <style:style style:name="P28" style:family="paragraph" style:parent-style-name="Standard">
      <style:text-properties fo:font-weight="normal" officeooo:rsid="002858d9" officeooo:paragraph-rsid="00519493" style:font-weight-asian="normal" style:font-weight-complex="normal"/>
    </style:style>
    <style:style style:name="P29" style:family="paragraph" style:parent-style-name="Standard">
      <style:text-properties fo:font-weight="normal" officeooo:rsid="00670449" officeooo:paragraph-rsid="00670449" style:font-weight-asian="normal" style:font-weight-complex="normal"/>
    </style:style>
    <style:style style:name="P30" style:family="paragraph" style:parent-style-name="Standard">
      <style:text-properties fo:font-weight="normal" officeooo:rsid="007503bd" officeooo:paragraph-rsid="007503bd" style:font-weight-asian="normal" style:font-weight-complex="normal"/>
    </style:style>
    <style:style style:name="P31" style:family="paragraph" style:parent-style-name="Standard">
      <style:text-properties fo:font-weight="normal" officeooo:rsid="00651124" officeooo:paragraph-rsid="00651124" style:font-weight-asian="normal" style:font-weight-complex="normal"/>
    </style:style>
    <style:style style:name="P32" style:family="paragraph" style:parent-style-name="Standard">
      <style:text-properties fo:font-weight="normal" officeooo:rsid="009da679" officeooo:paragraph-rsid="009da679" style:font-weight-asian="normal" style:font-weight-complex="normal"/>
    </style:style>
    <style:style style:name="P33" style:family="paragraph" style:parent-style-name="Standard">
      <style:text-properties officeooo:rsid="004b7405" officeooo:paragraph-rsid="004b7405"/>
    </style:style>
    <style:style style:name="P34" style:family="paragraph" style:parent-style-name="Standard">
      <style:text-properties officeooo:rsid="004b7405" officeooo:paragraph-rsid="005144d9"/>
    </style:style>
    <style:style style:name="P35" style:family="paragraph" style:parent-style-name="Standard">
      <style:text-properties officeooo:rsid="004f6d53" officeooo:paragraph-rsid="004f6d53"/>
    </style:style>
    <style:style style:name="P36" style:family="paragraph" style:parent-style-name="Standard">
      <style:text-properties officeooo:rsid="004bc304" officeooo:paragraph-rsid="005144d9"/>
    </style:style>
    <style:style style:name="P37" style:family="paragraph" style:parent-style-name="Standard">
      <style:text-properties officeooo:rsid="005609fd" officeooo:paragraph-rsid="005609fd"/>
    </style:style>
    <style:style style:name="P38" style:family="paragraph" style:parent-style-name="Standard">
      <style:text-properties officeooo:paragraph-rsid="005cc0b0"/>
    </style:style>
    <style:style style:name="P39" style:family="paragraph" style:parent-style-name="Standard">
      <style:text-properties officeooo:paragraph-rsid="0024c3b2"/>
    </style:style>
    <style:style style:name="P40" style:family="paragraph" style:parent-style-name="Standard">
      <style:text-properties officeooo:paragraph-rsid="00651124"/>
    </style:style>
    <style:style style:name="P41" style:family="paragraph" style:parent-style-name="Standard">
      <style:text-properties officeooo:rsid="000d5212" officeooo:paragraph-rsid="006a95e0"/>
    </style:style>
    <style:style style:name="P42" style:family="paragraph" style:parent-style-name="Standard">
      <style:text-properties officeooo:rsid="006d9e06" officeooo:paragraph-rsid="006d9e06"/>
    </style:style>
    <style:style style:name="P43" style:family="paragraph" style:parent-style-name="Standard">
      <style:text-properties officeooo:rsid="006f10a8" officeooo:paragraph-rsid="006f10a8"/>
    </style:style>
    <style:style style:name="P4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23fb71" officeooo:paragraph-rsid="0023fb71" style:font-size-asian="12pt" style:font-style-asian="normal" style:font-weight-asian="normal" style:font-size-complex="12pt" style:font-weight-complex="bold" style:text-emphasize="none"/>
    </style:style>
    <style:style style:name="P45" style:family="paragraph" style:parent-style-name="Standard">
      <style:text-properties officeooo:rsid="00734a82" officeooo:paragraph-rsid="00734a82"/>
    </style:style>
    <style:style style:name="P46" style:family="paragraph" style:parent-style-name="Standard">
      <style:text-properties officeooo:rsid="0084de98" officeooo:paragraph-rsid="0084de98"/>
    </style:style>
    <style:style style:name="P47" style:family="paragraph" style:parent-style-name="Standard">
      <style:text-properties officeooo:rsid="008ba79a" officeooo:paragraph-rsid="000a6bde"/>
    </style:style>
    <style:style style:name="P48" style:family="paragraph" style:parent-style-name="Standard">
      <style:text-properties officeooo:paragraph-rsid="0088812d"/>
    </style:style>
    <style:style style:name="P49" style:family="paragraph" style:parent-style-name="Standard">
      <style:text-properties officeooo:rsid="008fdef8" officeooo:paragraph-rsid="008fdef8"/>
    </style:style>
    <style:style style:name="P50" style:family="paragraph" style:parent-style-name="Standard">
      <style:text-properties officeooo:rsid="0091fdb8" officeooo:paragraph-rsid="0091fdb8"/>
    </style:style>
    <style:style style:name="P51" style:family="paragraph" style:parent-style-name="Standard">
      <style:text-properties officeooo:paragraph-rsid="00951fea"/>
    </style:style>
    <style:style style:name="P52" style:family="paragraph" style:parent-style-name="Standard">
      <style:text-properties officeooo:rsid="0099657e" officeooo:paragraph-rsid="0099657e"/>
    </style:style>
    <style:style style:name="P53" style:family="paragraph" style:parent-style-name="Standard">
      <style:text-properties officeooo:rsid="009b3c80" officeooo:paragraph-rsid="009b3c80"/>
    </style:style>
    <style:style style:name="P54" style:family="paragraph" style:parent-style-name="Standard">
      <style:text-properties officeooo:rsid="004ddeb0" officeooo:paragraph-rsid="004ddeb0"/>
    </style:style>
    <style:style style:name="P55" style:family="paragraph" style:parent-style-name="Standard">
      <style:text-properties officeooo:paragraph-rsid="00a06ce6"/>
    </style:style>
    <style:style style:name="P56" style:family="paragraph" style:parent-style-name="Standard">
      <style:text-properties officeooo:rsid="0008d0a2" officeooo:paragraph-rsid="000d5212"/>
    </style:style>
    <style:style style:name="P57" style:family="paragraph" style:parent-style-name="Standard">
      <style:text-properties officeooo:rsid="00a45ed7" officeooo:paragraph-rsid="00a45ed7"/>
    </style:style>
    <style:style style:name="T1" style:family="text">
      <style:text-properties officeooo:rsid="000ab7e3"/>
    </style:style>
    <style:style style:name="T2" style:family="text">
      <style:text-properties officeooo:rsid="000c0720"/>
    </style:style>
    <style:style style:name="T3" style:family="text">
      <style:text-properties officeooo:rsid="000c8119"/>
    </style:style>
    <style:style style:name="T4" style:family="text">
      <style:text-properties officeooo:rsid="000d5212"/>
    </style:style>
    <style:style style:name="T5" style:family="text">
      <style:text-properties officeooo:rsid="001025be"/>
    </style:style>
    <style:style style:name="T6" style:family="text">
      <style:text-properties officeooo:rsid="00118c69"/>
    </style:style>
    <style:style style:name="T7" style:family="text">
      <style:text-properties officeooo:rsid="0024c3b2"/>
    </style:style>
    <style:style style:name="T8" style:family="text">
      <style:text-properties fo:font-weight="normal" style:font-weight-asian="normal" style:font-weight-complex="normal"/>
    </style:style>
    <style:style style:name="T9" style:family="text">
      <style:text-properties fo:font-weight="normal" officeooo:rsid="002858d9" style:font-weight-asian="normal" style:font-weight-complex="normal"/>
    </style:style>
    <style:style style:name="T10" style:family="text">
      <style:text-properties fo:font-weight="normal" officeooo:rsid="0034d446" style:font-weight-asian="normal" style:font-weight-complex="normal"/>
    </style:style>
    <style:style style:name="T11" style:family="text">
      <style:text-properties fo:font-weight="normal" officeooo:rsid="00376ad2" style:font-weight-asian="normal" style:font-weight-complex="normal"/>
    </style:style>
    <style:style style:name="T12" style:family="text">
      <style:text-properties fo:font-weight="normal" officeooo:rsid="00389592" style:font-weight-asian="normal" style:font-weight-complex="normal"/>
    </style:style>
    <style:style style:name="T13" style:family="text">
      <style:text-properties fo:font-weight="normal" officeooo:rsid="003962ee" style:font-weight-asian="normal" style:font-weight-complex="normal"/>
    </style:style>
    <style:style style:name="T14" style:family="text">
      <style:text-properties fo:font-weight="normal" officeooo:rsid="003c8762" style:font-weight-asian="normal" style:font-weight-complex="normal"/>
    </style:style>
    <style:style style:name="T15" style:family="text">
      <style:text-properties fo:font-weight="normal" officeooo:rsid="003dfcf4" style:font-weight-asian="normal" style:font-weight-complex="normal"/>
    </style:style>
    <style:style style:name="T16" style:family="text">
      <style:text-properties fo:font-weight="normal" officeooo:rsid="003eea30" style:font-weight-asian="normal" style:font-weight-complex="normal"/>
    </style:style>
    <style:style style:name="T17" style:family="text">
      <style:text-properties fo:font-weight="normal" officeooo:rsid="003efcb8" style:font-weight-asian="normal" style:font-weight-complex="normal"/>
    </style:style>
    <style:style style:name="T18" style:family="text">
      <style:text-properties fo:font-weight="normal" officeooo:rsid="00402638" style:font-weight-asian="normal" style:font-weight-complex="normal"/>
    </style:style>
    <style:style style:name="T19" style:family="text">
      <style:text-properties fo:font-weight="normal" officeooo:rsid="0024c3b2" style:font-weight-asian="normal" style:font-weight-complex="normal"/>
    </style:style>
    <style:style style:name="T20" style:family="text">
      <style:text-properties fo:font-weight="normal" officeooo:rsid="00519493" style:font-weight-asian="normal" style:font-weight-complex="normal"/>
    </style:style>
    <style:style style:name="T21" style:family="text">
      <style:text-properties fo:font-weight="normal" officeooo:rsid="005f687a" style:font-weight-asian="normal" style:font-weight-complex="normal"/>
    </style:style>
    <style:style style:name="T22" style:family="text">
      <style:text-properties fo:font-weight="normal" officeooo:rsid="005f7476" style:font-weight-asian="normal" style:font-weight-complex="normal"/>
    </style:style>
    <style:style style:name="T23" style:family="text">
      <style:text-properties fo:font-weight="normal" officeooo:rsid="00622c70" style:font-weight-asian="normal" style:font-weight-complex="normal"/>
    </style:style>
    <style:style style:name="T24" style:family="text">
      <style:text-properties fo:font-weight="normal" officeooo:rsid="00651124" style:font-weight-asian="normal" style:font-weight-complex="normal"/>
    </style:style>
    <style:style style:name="T25" style:family="text">
      <style:text-properties fo:font-weight="normal" officeooo:rsid="00614ea1" style:font-weight-asian="normal" style:font-weight-complex="normal"/>
    </style:style>
    <style:style style:name="T26" style:family="text">
      <style:text-properties fo:font-weight="normal" officeooo:rsid="00734a82" style:font-weight-asian="normal" style:font-weight-complex="normal"/>
    </style:style>
    <style:style style:name="T27" style:family="text">
      <style:text-properties fo:font-weight="normal" officeooo:rsid="009ef808" style:font-weight-asian="normal" style:font-weight-complex="normal"/>
    </style:style>
    <style:style style:name="T28" style:family="text">
      <style:text-properties officeooo:rsid="003addb2"/>
    </style:style>
    <style:style style:name="T29" style:family="text">
      <style:text-properties officeooo:rsid="003b1e7c"/>
    </style:style>
    <style:style style:name="T30" style:family="text">
      <style:text-properties officeooo:rsid="003b4fd9"/>
    </style:style>
    <style:style style:name="T31" style:family="text">
      <style:text-properties officeooo:rsid="003c8762"/>
    </style:style>
    <style:style style:name="T32" style:family="text">
      <style:text-properties officeooo:rsid="0040463d"/>
    </style:style>
    <style:style style:name="T33" style:family="text">
      <style:text-properties officeooo:rsid="0046afda"/>
    </style:style>
    <style:style style:name="T34" style:family="text">
      <style:text-properties officeooo:rsid="004782b3"/>
    </style:style>
    <style:style style:name="T35" style:family="text">
      <style:text-properties officeooo:rsid="004bc304"/>
    </style:style>
    <style:style style:name="T36" style:family="text">
      <style:text-properties officeooo:rsid="002858d9"/>
    </style:style>
    <style:style style:name="T37" style:family="text">
      <style:text-properties officeooo:rsid="005796f3"/>
    </style:style>
    <style:style style:name="T38" style:family="text">
      <style:text-properties officeooo:rsid="005cc0b0"/>
    </style:style>
    <style:style style:name="T39" style:family="text">
      <style:text-properties officeooo:rsid="005cfb56"/>
    </style:style>
    <style:style style:name="T40" style:family="text">
      <style:text-properties fo:font-weight="bold" style:font-weight-asian="bold" style:font-weight-complex="bold"/>
    </style:style>
    <style:style style:name="T41" style:family="text">
      <style:text-properties fo:font-weight="bold" officeooo:rsid="0024c3b2" style:font-weight-asian="bold" style:font-weight-complex="bold"/>
    </style:style>
    <style:style style:name="T42" style:family="text">
      <style:text-properties fo:font-weight="bold" officeooo:rsid="00651124" style:font-weight-asian="bold" style:font-weight-complex="bold"/>
    </style:style>
    <style:style style:name="T43" style:family="text">
      <style:text-properties fo:font-weight="bold" officeooo:rsid="0088812d" style:font-weight-asian="bold" style:font-weight-complex="bold"/>
    </style:style>
    <style:style style:name="T44" style:family="text">
      <style:text-properties officeooo:rsid="0001e115"/>
    </style:style>
    <style:style style:name="T45" style:family="text">
      <style:text-properties officeooo:rsid="006fdd4a"/>
    </style:style>
    <style:style style:name="T46" style:family="text">
      <style:text-properties officeooo:rsid="0071ae21"/>
    </style:style>
    <style:style style:name="T47" style:family="text">
      <style:text-properties officeooo:rsid="007218b9"/>
    </style:style>
    <style:style style:name="T48" style:family="text">
      <style:text-properties officeooo:rsid="007503bd"/>
    </style:style>
    <style:style style:name="T49" style:family="text">
      <style:text-properties officeooo:rsid="0075cf77"/>
    </style:style>
    <style:style style:name="T50" style:family="text">
      <style:text-properties officeooo:rsid="007865cd"/>
    </style:style>
    <style:style style:name="T51" style:family="text">
      <style:text-properties officeooo:rsid="007c62b1"/>
    </style:style>
    <style:style style:name="T52" style:family="text">
      <style:text-properties officeooo:rsid="0088812d"/>
    </style:style>
    <style:style style:name="T53" style:family="text">
      <style:text-properties officeooo:rsid="009024d9"/>
    </style:style>
    <style:style style:name="T54" style:family="text">
      <style:text-properties officeooo:rsid="00939e48"/>
    </style:style>
    <style:style style:name="T55" style:family="text">
      <style:text-properties officeooo:rsid="00951fea"/>
    </style:style>
    <style:style style:name="T56" style:family="text">
      <style:text-properties officeooo:rsid="009a9a92"/>
    </style:style>
    <style:style style:name="T57" style:family="text">
      <style:text-properties officeooo:rsid="009c9131"/>
    </style:style>
    <style:style style:name="T58" style:family="text">
      <style:text-properties officeooo:rsid="00aa6cb7"/>
    </style:style>
    <style:style style:name="T59" style:family="text">
      <style:text-properties officeooo:rsid="00ac02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40">Author: </text:span>Rik Starmans<text:line-break/><text:span text:style-name="T40">Title: </text:span>Notes for firestarter design</text:p>
      <text:p text:style-name="P43"><text:span text:style-name="T40">Abstract: </text:span><text:span text:style-name="T8">Notes that were made while designing the Firestarter.</text:span><text:line-break/></text:p>
      <text:p text:style-name="P1"/>
      <text:p text:style-name="P19"><text:span text:style-name="T48">Screen</text:span>:</text:p>
      <text:p text:style-name="P30">There are several options for adding a screen.<text:line-break/> <text:s text:c="3"/>I2C protocol 4D Systems <text:s/><text:span text:style-name="T49">80 euro, but is too invasive and requires a CAPE.</text:span></text:p>
      <text:p text:style-name="P30"><text:s text:c="4"/><text:span text:style-name="T50">Geekcreit 7 inch or 5 inch hdmi around 50 euro, requires HDMI and USB.<text:line-break/> <text:s text:c="3"/>Manga Screen (kickstarter, elias bakken, 90 euro) </text:span></text:p>
      <text:p text:style-name="P19"/>
      <text:p text:style-name="P45">You want the ability to add a HDMI screen later. <text:s/><text:span text:style-name="T51">So do not use P8 pin 27 up to 46 and pin 9.28, 9.29 and 9.31, see </text:span><text:a xlink:type="simple" xlink:href="http://elinux.org/Beagleboard:Cape_Expansion_Headers#Black_eMMC_and_HDMI_Pins" text:style-name="Internet_20_link" text:visited-style-name="Visited_20_Internet_20_Link"><text:span text:style-name="T51">link</text:span></text:a><text:span text:style-name="T51">.</text:span></text:p>
      <text:p text:style-name="P1"/>
      <text:p text:style-name="P1"/>
      <text:p text:style-name="P21">Circuit protection</text:p>
      <text:p text:style-name="P52">The diodes are for reverse polarity protection. They will blow instead of the circuit.<text:line-break/><text:span text:style-name="T56">Blade fuses are used in cars. They are the cheapest and can be mounted on a PCB.</text:span></text:p>
      <text:p text:style-name="P53">The <text:span text:style-name="T57">trace width</text:span> can be calculated <text:a xlink:type="simple" xlink:href="http://circuitcalculator.com/wordpress/2006/01/31/pcb-trace-width-calculator/" text:style-name="Internet_20_link" text:visited-style-name="Visited_20_Internet_20_Link">here</text:a>.</text:p>
      <text:p text:style-name="P1"/>
      <text:p text:style-name="P1"/>
      <text:p text:style-name="P1"/>
      <text:p text:style-name="P20">Stepper driver:</text:p>
      <text:p text:style-name="P51"><text:span text:style-name="T6">Stepper driver, you use the TMC. It is described </text:span><text:a xlink:type="simple" xlink:href="https://hackaday.com/2016/09/30/3d-printering-trinamic-tmc2130-stepper-motor-drivers-shifting-the-gears/" text:style-name="Internet_20_link" text:visited-style-name="Visited_20_Internet_20_Link"><text:span text:style-name="T6">here</text:span></text:a><text:span text:style-name="T6">. <text:s/>You need an SPI port. You can only use SPI0 as the SPI1 is taken by HDMI, which implies 9.17, 9.18, 21 and 22.<text:line-break/></text:span>Yes, a separate slave select per slave with the other signals in common is <text:a xlink:type="simple" xlink:href="https://radiostud.io/understanding-spi-in-raspberry-pi/" text:style-name="Internet_20_link" text:visited-style-name="Visited_20_Internet_20_Link">correct</text:a>. <text:span text:style-name="T55">You can daisy-chain with TMC2130. </text:span>If more than 40 clocks are driven, the additional bits shifted into SDI are shifted out on SDO after a 40-clock delay through an internal shift register. <text:span text:style-name="T55">However, this was not used.</text:span><text:line-break/><text:span text:style-name="Source_20_Text">P9_22 (SPI0_SCLK =&gt; SCLK)</text:span> outputs a serial clock signal to synchronize communications. <text:span text:style-name="Source_20_Text">P9_18 (SPI0_D1 =&gt; MOSI)</text:span> outputs data to the SPI peripheral device.<text:line-break/><text:span text:style-name="Source_20_Text">P9_21 (SPIO_DO =&gt; MISO)</text:span> receives data from the SPI peripheral device.<text:line-break/><text:span text:style-name="Source_20_Text">P9_17 (SPI0_CSO =&gt; CE0)</text:span> enables one SPI peripheral device.</text:p>
      <text:p text:style-name="P48"/>
      <text:p text:style-name="P8"/>
      <text:p text:style-name="P8"><text:span text:style-name="T43">Digipot</text:span><text:span text:style-name="T52"><text:line-break/>For the Digipot you need I2C. You can’t use I2C1 as it requires 17 which is used for TMC. You can use I2C2 as it requires </text:span></text:p>
      <text:p text:style-name="P46">19, <text:s/>20.</text:p>
      <text:p text:style-name="P1"/>
      <text:p text:style-name="P49"><text:span text:style-name="T40">Laser Extension board</text:span>;</text:p>
      <text:p text:style-name="P49">You contemplated on a laser extension board which could be hooked via a data cable. <text:span text:style-name="T54">On a data cable, the red wire signals pin 1.</text:span><text:line-break/><text:span text:style-name="T53">You would need at least the following pins</text:span></text:p>
      <text:p text:style-name="P4"><text:tab/> laserpin 1 <text:s/><text:span text:style-name="T2">(IC HB PWM1)</text:span><text:line-break/> <text:s text:c="6"/>laserpin 2 <text:s/><text:span text:style-name="T2">(IC HB PWM2)</text:span><text:line-break/> <text:s text:c="6"/><text:span text:style-name="T4">photodiode</text:span></text:p>
      <text:p text:style-name="P4"><text:s text:c="7"/><text:span text:style-name="T4">potw (power laserdiode)</text:span></text:p>
      <text:p text:style-name="P50">The point is it is not needed at the moment, you want the simplest design possible.</text:p>
      <text:p text:style-name="P2"><text:soft-page-break/></text:p>
      <text:p text:style-name="P3"/>
      <text:p text:style-name="P9">Motor <text:span text:style-name="T7">cables</text:span>:</text:p>
      <text:p text:style-name="P44">AWG &lt; AWG 17 around 1.7A max per NEMA 17 so total 3A</text:p>
      <text:p text:style-name="P5"/>
      <text:p text:style-name="P3"/>
      <text:p text:style-name="P17"><text:span text:style-name="T45">Expected </text:span>current<text:span text:style-name="T46">s</text:span>:</text:p>
      <text:p text:style-name="P17"/>
      <text:p text:style-name="P18">Motor circuit</text:p>
      <text:p text:style-name="P23">Nema 17 motor uses 1.7A at 12V, spindle (DC 775 motor) use<text:span text:style-name="T47">s</text:span> <text:span text:style-name="T29">up to </text:span>2<text:span text:style-name="T28">5</text:span>A. <text:span text:style-name="T29">Typically, spindle uses 12A.</text:span><text:line-break/><text:span text:style-name="T30">The safety circuit for the spindle does not handle this current.<text:line-break/></text:span></text:p>
      <text:p text:style-name="P18">Laser circuit<text:line-break/><text:span text:style-name="T8">The driver can supply up to 300 mA. </text:span></text:p>
      <text:p text:style-name="P3"/>
      <text:p text:style-name="P39"><text:span text:style-name="T41">Safety Circuit<text:line-break/></text:span><text:span text:style-name="T21">The safety procedure is outlined </text:span><text:a xlink:type="simple" xlink:href="http://www.diva-portal.org/smash/get/diva2:962662/FULLTEXT01.pdf" text:style-name="Internet_20_link" text:visited-style-name="Visited_20_Internet_20_Link"><text:span text:style-name="T21">here</text:span></text:a><text:span text:style-name="T21">. You start with a hazard identification. </text:span><text:span text:style-name="T22">You then determine the measure</text:span><text:span text:style-name="T24">s</text:span><text:span text:style-name="T22"> and how </text:span><text:span text:style-name="T24">they</text:span><text:span text:style-name="T22"> should be implemented (minimum category), see </text:span><text:a xlink:type="simple" xlink:href="http://www.omron.com.au/service_support/technical_guide/safety_component/safety_functions.asp" text:style-name="Internet_20_link" text:visited-style-name="Visited_20_Internet_20_Link"><text:span text:style-name="T22">omron</text:span></text:a><text:span text:style-name="T22">.</text:span></text:p>
      <text:p text:style-name="P40"><text:span text:style-name="T19">T</text:span><text:span text:style-name="T25">he motor circuit and laser should be separate. You can then break the motor with an e-stop and the laser with a magnetic interlock. </text:span><text:span text:style-name="T23">The machine cannot immediately start if the e-stop is closed.<text:line-break/>The following is circuit is </text:span><text:a xlink:type="simple" xlink:href="https://electronics.stackexchange.com/questions/182335/how-to-use-an-e-stop-rated-at-10a-for-higher-current-application" text:style-name="Internet_20_link" text:visited-style-name="Visited_20_Internet_20_Link"><text:span text:style-name="T23">used</text:span></text:a><text:span text:style-name="T23"> to reactivate the circuit with a start button, </text:span><text:span text:style-name="T26">see </text:span><text:a xlink:type="simple" xlink:href="https://nl.farnell.com/finder/50-12-9-012-1000/relay-safety-dpdt-250vac-8a/dp/1329680?st=safety%20relay" text:style-name="Internet_20_link" text:visited-style-name="Visited_20_Internet_20_Link"><text:span text:style-name="T26">safety relay</text:span></text:a><text:span text:style-name="T26">.</text:span><text:span text:style-name="T19"> </text:span>The problem with any semiconductor device in a safety critical circuit is predicting failure modes, <text:span text:style-name="T33">i</text:span>n general you can't. <text:span text:style-name="T34">That’s why it can’t be used in a safety circuit. There are however solid-state relays for hazardous situations. I don’t know how they compare with force guided contacts.<text:line-break/>If you design a safety guard, you should also take into account the distance to the hazard and how the guard </text:span><text:a xlink:type="simple" xlink:href="https://machinerysafety101.com/2012/06/01/interlocking-devices-the-good-the-bad-and-the-ugly/" text:style-name="Internet_20_link" text:visited-style-name="Visited_20_Internet_20_Link"><text:span text:style-name="T34">opens</text:span></text:a><text:span text:style-name="T34">.<text:line-break/>Besides the regulation you can also look at similar hardware, a </text:span><text:span text:style-name="T19">tear down of the Form 2 can be found </text:span><text:a xlink:type="simple" xlink:href="https://www.bunniestudios.com/blog/?p=4641" text:style-name="Internet_20_link" text:visited-style-name="Visited_20_Internet_20_Link"><text:span text:style-name="T19">here </text:span></text:a><text:span text:style-name="T19">. The company also hosts interactive 3D </text:span><text:a xlink:type="simple" xlink:href="https://formlabs.com/blog/form-2-interactive-3d-model/" text:style-name="Internet_20_link" text:visited-style-name="Visited_20_Internet_20_Link"><text:span text:style-name="T19">teardowns</text:span></text:a><text:span text:style-name="T19">. Formlabs uses a magnetic interlock. <text:s/>It does not seem to be using any relays. </text:span><text:span text:style-name="T24">Due to the limited budget and as we r designing MVP.</text:span></text:p>
      <text:p text:style-name="P31"/>
      <text:p text:style-name="P32"><text:span text:style-name="T40">Pins low:<text:line-break/></text:span>Build a <text:a xlink:type="simple" xlink:href="https://stackoverflow.com/questions/24253383/how-to-set-gpios-to-be-low-on-startup" text:style-name="Internet_20_link" text:visited-style-name="Visited_20_Internet_20_Link">script </text:a>that pulls the pin low on startup to prevent problems.</text:p>
      <text:p text:style-name="P31"/>
      <text:p text:style-name="P40"><text:span text:style-name="T42">Spindle control / Stepper motor</text:span><text:span text:style-name="T24">s<text:line-break/>Add a e-stop which disables power to the motors by holding the reset pin low on the PSU.<text:line-break/>The e-stop is more of a power button and does not include a start button. If the e-stop is de-actived the system powers on.</text:span><text:span text:style-name="T34"><text:line-break/></text:span></text:p>
      <text:p text:style-name="P16">Laser Safety:</text:p>
      <text:p text:style-name="P29">Use a an upward flip like Formlabs and a a magnetic interlock. Add a button so you can see whether power is supplied to the laser and turn it of or on.</text:p>
      <text:p text:style-name="P25"/>
      <text:p text:style-name="P11">Safety Switch:</text:p>
      <text:p text:style-name="P26">MC1 440N Magnetic Safety Switch, Plastic (38.20 euro) uses reed contact so should work with lower voltages.</text:p>
      <text:p text:style-name="P24"><text:line-break/></text:p>
      <text:p text:style-name="P13">Spindle control<text:line-break/><text:span text:style-name="T8">The spindle can be controlled via PWM. <text:s/></text:span><text:span text:style-name="T20">You can use a transistor or a MOSFET to PWM the spindle.</text:span></text:p>
      <text:p text:style-name="P28"><text:soft-page-break/></text:p>
      <text:p text:style-name="P14"><text:span text:style-name="T36">T</text:span>ransistor</text:p>
      <text:p text:style-name="P13"><text:span text:style-name="T9">A simple circuit can be found </text:span><text:a xlink:type="simple" xlink:href="https://cdn.sparkfun.com/assets/resources/4/4/DC_motor_circuits_notes_2up.pdf" text:style-name="Internet_20_link" text:visited-style-name="Visited_20_Internet_20_Link"><text:span text:style-name="T9">here</text:span></text:a><text:span text:style-name="T9">. <text:s/></text:span><text:span text:style-name="T10">Calculations need to be made to select the correct NPN transistor </text:span><text:span text:style-name="T14">are </text:span><text:a xlink:type="simple" xlink:href="https://teachmetomake.wordpress.com/how-to-use-a-transistor-as-a-switch/" text:style-name="Internet_20_link" text:visited-style-name="Visited_20_Internet_20_Link"><text:span text:style-name="T14">here</text:span></text:a><text:span text:style-name="T10">. A PNP transistor should not be selected as it can only handle the same voltage. </text:span><text:span text:style-name="T11">Motor is 150W at 12</text:span><text:span text:style-name="T13">V,</text:span><text:span text:style-name="T11"> can draw at least 12A <text:s/></text:span><text:span text:style-name="T12">on </text:span><text:a xlink:type="simple" xlink:href="https://www.youtube.com/watch?v=Gs8Ih83Vdv0" text:style-name="Internet_20_link" text:visited-style-name="Visited_20_Internet_20_Link"><text:span text:style-name="T12">video</text:span></text:a><text:span text:style-name="T12"> seems to be able to draw up to 25A. </text:span><text:span text:style-name="T15">The amplifier is at least 750 so for 20.000 mA/</text:span><text:span text:style-name="T18">750</text:span><text:span text:style-name="T15"> = 27 mA.</text:span></text:p>
      <text:p text:style-name="P12"><text:span text:style-name="T15">V</text:span><text:span text:style-name="T8">oltage drop </text:span><text:span text:style-name="T16">can vary between from </text:span><text:span text:style-name="T8">3.3V </text:span><text:span text:style-name="T16">to 1V or 2V. They resistor becomes than 2.3V/25mA=91 Ohm. </text:span><text:span text:style-name="T17">Smaller might be required in some cases but could lead to trouble.</text:span></text:p>
      <text:p text:style-name="P27">Looking at the result we select the following <text:a xlink:type="simple" xlink:href="http://www.farnell.com/datasheets/1911608.pdf" text:style-name="Internet_20_link" text:visited-style-name="Visited_20_Internet_20_Link"><text:span text:style-name="T31">MJH6284</text:span></text:a><text:span text:style-name="T31">G (NPN).</text:span><text:line-break/><text:span text:style-name="T32">An alternative is this </text:span><text:a xlink:type="simple" xlink:href="https://nl.farnell.com/solid-state/pmd16k80/transistor-darl-npn-80v-20a-to3/dp/1863027" text:style-name="Internet_20_link" text:visited-style-name="Visited_20_Internet_20_Link"><text:span text:style-name="T32">PMD16K80</text:span></text:a><text:span text:style-name="T32">. It can amplify more but does not look to be in a correct casing.</text:span></text:p>
      <text:p text:style-name="P34">Transistors require a <text:a xlink:type="simple" xlink:href="http://www.learnabout-electronics.org/Amplifiers/amplifiers51.php" text:style-name="Internet_20_link" text:visited-style-name="Visited_20_Internet_20_Link">heatsink</text:a>. <text:span text:style-name="T35">The power you want to dissipate is P=VI and most dominated by the collector voltage so P=12*10 (worst case). However, if you read the doc you see the Collector-Emitter saturation voltage is like 2 or 3V. So the power is 3*20=60 Watt (worst case).</text:span></text:p>
      <text:p text:style-name="P36">For high current applications you can better use a MOSFET.</text:p>
      <text:p text:style-name="P35"/>
      <text:p text:style-name="P33"/>
      <text:p text:style-name="P15">MOSFET</text:p>
      <text:p text:style-name="P37">The IRLB8721PbF can be used up to 15A without cooling. <text:span text:style-name="T37">The threshold voltage is 2.5V, see </text:span><text:a xlink:type="simple" xlink:href="https://www.adafruit.com/product/355" text:style-name="Internet_20_link" text:visited-style-name="Visited_20_Internet_20_Link"><text:span text:style-name="T37">details</text:span></text:a><text:span text:style-name="T37">.<text:line-break/>Use a 10 kOhm resistor to prevent a floating pin. You connect the PWM pin to the gate. The source to the ground and the drain to the negative pole of the motor. Schottky diodes are preferred in fly-back application because they have the lowest voltage drop </text:span></text:p>
      <text:p text:style-name="P38"><text:span text:style-name="T38">You need to PWM at least at 20kHz to prevent audible sound. The </text:span>STPS1545D <text:span text:style-name="T39">seems good enough.</text:span></text:p>
      <text:p text:style-name="P54"/>
      <text:p text:style-name="P22">Fan control:</text:p>
      <text:p text:style-name="P55"><text:span text:style-name="T27">The fan is controlled via a standard PWM pin. I don’t expect noise to be much of an issue.<text:line-break/>The mosfet chosen is </text:span>IRFML8244. </text:p>
      <text:p text:style-name="P3"/>
      <text:p text:style-name="P3"/>
      <text:p text:style-name="P57"><text:span text:style-name="T40">Extensions:</text:span><text:line-break/>If you can want to connect multiple board<text:span text:style-name="T58">s</text:span>, you should use flat cable connectors. <text:span text:style-name="T59">For simplicity,<text:line-break/>all components were kept at one board.</text:span></text:p>
      <text:p text:style-name="P3"/>
      <text:p text:style-name="P3"/>
      <text:p text:style-name="P10">Literature</text:p>
      <text:p text:style-name="P6"/>
      <text:p text:style-name="P42">The following information was also collected during the write up of the document.</text:p>
      <text:p text:style-name="P6">Other 3D printer controller boards:</text:p>
      <text:p text:style-name="P6"><text:s text:c="4"/>DUET</text:p>
      <text:p text:style-name="P6"><text:s text:c="4"/>SMOOTHIE<text:line-break/> <text:s text:c="3"/>REPLICAPE / REVOLVE (uses PRU); <text:span text:style-name="T3">basically you can get the octavo; a beaglebone in a bga</text:span><text:line-break/> <text:s text:c="3"/><text:span text:style-name="T1">RAMBO</text:span></text:p>
      <text:p text:style-name="P6"/>
      <text:p text:style-name="P7">If you want to bring it to a <text:span text:style-name="T6">single </text:span>board you can use the OSD3358 <text:span text:style-name="T5">(octavo chip). This also forms the basis for the beaglebone pocket.</text:span></text:p>
      <text:p text:style-name="P6"/>
      <text:p text:style-name="P41">height sensor <text:s/><text:a xlink:type="simple" xlink:href="https://www.duet3d.com/DuetAddons/IRProbe" text:style-name="Internet_20_link" text:visited-style-name="Visited_20_Internet_20_Link"><text:span text:style-name="T44">https://www.duet3d.com/DuetAddons/IRProbe</text:span></text:a><text:span text:style-name="T44"> <text:s/>(IR probe)</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3-25T21:54:53.696695127</dc:date>
    <meta:editing-duration>PT15H2M24S</meta:editing-duration>
    <meta:editing-cycles>125</meta:editing-cycles>
    <meta:document-statistic meta:table-count="0" meta:image-count="0" meta:object-count="0" meta:page-count="3" meta:paragraph-count="53" meta:word-count="1140" meta:character-count="6420" meta:non-whitespace-character-count="5260"/>
  </office:meta>
</office:document-meta>
</file>